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7pt" officeooo:paragraph-rsid="001692f6" style:font-size-asian="7pt" style:font-size-complex="7pt"/>
    </style:style>
    <style:style style:name="P2" style:family="paragraph" style:parent-style-name="Standard">
      <style:text-properties style:font-name="Courier New" fo:font-size="7pt" officeooo:paragraph-rsid="0017a953" style:font-size-asian="7pt" style:font-size-complex="7pt"/>
    </style:style>
    <style:style style:name="P3" style:family="paragraph" style:parent-style-name="Standard">
      <style:text-properties officeooo:rsid="0014c1df" officeooo:paragraph-rsid="0014c1df"/>
    </style:style>
    <style:style style:name="P4" style:family="paragraph" style:parent-style-name="Standard">
      <style:text-properties style:font-name="Courier New" fo:font-size="7pt" officeooo:rsid="001692f6" officeooo:paragraph-rsid="001692f6" style:font-size-asian="7pt" style:font-size-complex="7pt"/>
    </style:style>
    <style:style style:name="P5" style:family="paragraph" style:parent-style-name="Standard">
      <style:text-properties style:font-name="Courier New" fo:font-size="7pt" officeooo:rsid="0017a953" officeooo:paragraph-rsid="0017a953" style:font-size-asian="7pt" style:font-size-complex="7pt"/>
    </style:style>
    <style:style style:name="P6" style:family="paragraph" style:parent-style-name="Standard">
      <style:text-properties style:font-name="Courier New" fo:font-size="7pt" officeooo:rsid="0017a953" officeooo:paragraph-rsid="00196a15" style:font-size-asian="7pt" style:font-size-complex="7pt"/>
    </style:style>
    <style:style style:name="P7" style:family="paragraph" style:parent-style-name="Standard">
      <style:text-properties style:font-name="Courier New" fo:font-size="7pt" officeooo:rsid="0017a953" officeooo:paragraph-rsid="0017a953" fo:background-color="#ffff00" style:font-size-asian="7pt" style:font-size-complex="7pt"/>
    </style:style>
    <style:style style:name="P8" style:family="paragraph" style:parent-style-name="Standard">
      <style:text-properties style:font-name="Courier New" fo:font-size="7pt" officeooo:rsid="0017a953" officeooo:paragraph-rsid="00196a15" fo:background-color="#ffff00" style:font-size-asian="7pt" style:font-size-complex="7pt"/>
    </style:style>
    <style:style style:name="P9" style:family="paragraph" style:parent-style-name="Standard">
      <style:text-properties fo:font-size="7pt" officeooo:rsid="0014c1df" officeooo:paragraph-rsid="0014c1df" style:font-size-asian="7pt" style:font-size-complex="7pt"/>
    </style:style>
    <style:style style:name="T1" style:family="text">
      <style:text-properties officeooo:rsid="001692f6" fo:background-color="#ffff00"/>
    </style:style>
    <style:style style:name="T2" style:family="text">
      <style:text-properties fo:font-weight="bold" officeooo:rsid="001692f6" style:font-weight-asian="bold" style:font-weight-complex="bold"/>
    </style:style>
    <style:style style:name="T3" style:family="text">
      <style:text-properties fo:font-weight="bold" officeooo:rsid="0017a953" style:font-weight-asian="bold" style:font-weight-complex="bold"/>
    </style:style>
    <style:style style:name="T4" style:family="text">
      <style:text-properties fo:font-weight="bold" officeooo:rsid="00196a15" style:font-weight-asian="bold" style:font-weight-complex="bold"/>
    </style:style>
    <style:style style:name="T5" style:family="text">
      <style:text-properties officeooo:rsid="001692f6"/>
    </style:style>
    <style:style style:name="T6" style:family="text">
      <style:text-properties officeooo:rsid="0017a953"/>
    </style:style>
    <style:style style:name="T7" style:family="text">
      <style:text-properties officeooo:rsid="0017a953" fo:background-color="#ff0000"/>
    </style:style>
    <style:style style:name="T8" style:family="text">
      <style:text-properties officeooo:rsid="00196a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"><text:span text:style-name="T2">app_122@android:/ # mount <text:s text:c="4"/></text:span><text:span text:style-name="T5"><text:s text:c="49"/></text:span></text:p>
      <text:p text:style-name="P4">rootfs / rootfs ro,relatime 0 0 </text:p>
      <text:p text:style-name="P4">tmpfs /dev tmpfs rw,nosuid,relatime,mode=755 0 0 </text:p>
      <text:p text:style-name="P4">devpts /dev/pts devpts rw,relatime,mode=600 0 0 </text:p>
      <text:p text:style-name="P4">proc /proc proc rw,relatime 0 0 </text:p>
      <text:p text:style-name="P4">sysfs /sys sysfs rw,relatime 0 0 </text:p>
      <text:p text:style-name="P4">none /acct cgroup rw,relatime,cpuacct 0 0 </text:p>
      <text:p text:style-name="P4">tmpfs /mnt/asec tmpfs rw,relatime,mode=755,gid=1000 0 0 </text:p>
      <text:p text:style-name="P4">tmpfs /mnt/obb tmpfs rw,relatime,mode=755,gid=1000 0 0 </text:p>
      <text:p text:style-name="P4">none /dev/cpuctl cgroup rw,relatime,cpu 0 0 </text:p>
      <text:p text:style-name="P4">/dev/block/mmcblk0p9 /system ext4 rw,noatime,barrier=1,data=ordered 0 0 </text:p>
      <text:p text:style-name="P4">/dev/block/mmcblk0p7 /cache ext4 rw,nosuid,nodev,noatime,barrier=1,data=ordered 0 0 </text:p>
      <text:p text:style-name="P4">/dev/block/mmcblk0p1 /efs ext4 rw,nosuid,nodev,noatime,barrier=1,data=ordered 0 0 </text:p>
      <text:p text:style-name="P4">/dev/block/mmcblk0p10 /data ext4 rw,nosuid,nodev,noatime,barrier=1,data=ordered,noauto_da_alloc 0 0 </text:p>
      <text:p text:style-name="P4">/dev/block/mmcblk0p4 /mnt/.lfs j4fs rw,relatime 0 0 </text:p>
      <text:p text:style-name="P4">/sys/kernel/debug /sys/kernel/debug debugfs rw,relatime 0 0 </text:p>
      <text:p text:style-name="P4">/dev/block/vold/259:3 /mnt/sdcard vfat rw,dirsync,nosuid,nodev,noexec,noatime,nodiratime,uid=1000,gid=1015,fmask=0002,dmask=0002,allow_utime=0020,codepage=cp437,iocharset=iso8859-1,shortname=mixed,utf8,errors=remount-ro 0 0 </text:p>
      <text:p text:style-name="P4">tmpfs /mnt/sdcard/external_sd tmpfs rw,dirsync,nosuid,nodev,noexec,noatime,nodiratime,size=0k,mode=755,gid=1000 0 0 </text:p>
      <text:p text:style-name="P4">tmpfs /mnt/sdcard/usbStorage tmpfs rw,dirsync,nosuid,nodev,noexec,noatime,nodiratime,size=0k,mode=755,gid=1000 0 0 </text:p>
      <text:p text:style-name="P1"><text:span text:style-name="T1">/dev/block/vold/179:25 /mnt/sdcard/external_sd vfat</text:span><text:span text:style-name="T5"> rw,dirsync,nosuid,nodev,noexec,noatime,nodiratime,uid=1000,gid=1023,fmask=0002,dmask=0002,allow_utime=0020,codepage=cp437,iocharset=iso8859-1,shortname=mixed,utf8,errors=remount-ro 0 0 </text:span></text:p>
      <text:p text:style-name="P4">/dev/block/vold/179:25 /mnt/secure/asec vfat rw,dirsync,nosuid,nodev,noexec,noatime,nodiratime,uid=1000,gid=1023,fmask=0002,dmask=0002,allow_utime=0020,codepage=cp437,iocharset=iso8859-1,shortname=mixed,utf8,errors=remount-ro 0 0 </text:p>
      <text:p text:style-name="P4">tmpfs /mnt/sdcard/external_sd/.android_secure tmpfs ro,relatime,size=0k,mode=000 0 0</text:p>
      <text:p text:style-name="P9"/>
      <text:p text:style-name="P3"/>
      <text:p text:style-name="P2"><text:span text:style-name="T3">app_122@android:/ # ls /dev/block/ -l <text:s text:c="2"/></text:span><text:span text:style-name="T6"><text:s text:c="39"/></text:span></text:p>
      <text:p text:style-name="P5">brw------- root <text:s text:c="4"/>root <text:s text:c="6"/>7, <text:s text:c="2"/>0 2013-12-03 11:42 loop0 </text:p>
      <text:p text:style-name="P5">brw------- root <text:s text:c="4"/>root <text:s text:c="6"/>7, <text:s text:c="2"/>1 2013-12-03 11:42 loop1 </text:p>
      <text:p text:style-name="P5">brw------- root <text:s text:c="4"/>root <text:s text:c="6"/>7, <text:s text:c="2"/>2 2013-12-03 11:42 loop2 </text:p>
      <text:p text:style-name="P5">brw------- root <text:s text:c="4"/>root <text:s text:c="6"/>7, <text:s text:c="2"/>3 2013-12-03 11:42 loop3 </text:p>
      <text:p text:style-name="P5">brw------- root <text:s text:c="4"/>root <text:s text:c="6"/>7, <text:s text:c="2"/>4 2013-12-03 11:42 loop4 </text:p>
      <text:p text:style-name="P5">brw------- root <text:s text:c="4"/>root <text:s text:c="6"/>7, <text:s text:c="2"/>5 2013-12-03 11:42 loop5 </text:p>
      <text:p text:style-name="P5">brw------- root <text:s text:c="4"/>root <text:s text:c="6"/>7, <text:s text:c="2"/>6 2013-12-03 11:42 loop6 </text:p>
      <text:p text:style-name="P5">brw------- root <text:s text:c="4"/>root <text:s text:c="6"/>7, <text:s text:c="2"/>7 2013-12-03 11:42 loop7 </text:p>
      <text:p text:style-name="P5">brw------- root <text:s text:c="4"/>root <text:s text:c="4"/>179, <text:s text:c="2"/>0 2013-12-03 11:42 mmcblk0 </text:p>
      <text:p text:style-name="P5">brw------- root <text:s text:c="4"/>root <text:s text:c="4"/>179, <text:s text:c="2"/>8 2013-12-03 11:42 mmcblk0boot0 </text:p>
      <text:p text:style-name="P5">brw------- root <text:s text:c="4"/>root <text:s text:c="4"/>179, <text:s/>16 2013-12-03 11:42 mmcblk0boot1 </text:p>
      <text:p text:style-name="P5">brw------- root <text:s text:c="4"/>root <text:s text:c="4"/>179, <text:s text:c="2"/>1 2013-12-03 11:42 mmcblk0p1 </text:p>
      <text:p text:style-name="P5">brw------- root <text:s text:c="4"/>root <text:s text:c="4"/>259, <text:s text:c="2"/>2 2013-12-03 11:42 mmcblk0p10 </text:p>
      <text:p text:style-name="P5">brw------- root <text:s text:c="4"/>root <text:s text:c="4"/>259, <text:s text:c="2"/>3 2013-12-03 11:42 mmcblk0p11 </text:p>
      <text:p text:style-name="P5">brw------- root <text:s text:c="4"/>root <text:s text:c="4"/>259, <text:s text:c="2"/>4 2013-12-03 11:42 mmcblk0p12 </text:p>
      <text:p text:style-name="P5">brw------- root <text:s text:c="4"/>root <text:s text:c="4"/>179, <text:s text:c="2"/>2 2013-12-03 11:42 mmcblk0p2 </text:p>
      <text:p text:style-name="P5">brw------- root <text:s text:c="4"/>root <text:s text:c="4"/>179, <text:s text:c="2"/>3 2013-12-03 11:42 mmcblk0p3 </text:p>
      <text:p text:style-name="P5">brw------- root <text:s text:c="4"/>root <text:s text:c="4"/>179, <text:s text:c="2"/>4 2013-12-03 11:42 mmcblk0p4 </text:p>
      <text:p text:style-name="P5">brw------- root <text:s text:c="4"/>root <text:s text:c="4"/>179, <text:s text:c="2"/>5 2013-12-03 11:42 mmcblk0p5 </text:p>
      <text:p text:style-name="P5">brw------- root <text:s text:c="4"/>root <text:s text:c="4"/>179, <text:s text:c="2"/>6 2013-12-03 11:42 mmcblk0p6 </text:p>
      <text:p text:style-name="P5">brw------- root <text:s text:c="4"/>root <text:s text:c="4"/>179, <text:s text:c="2"/>7 2013-12-03 11:42 mmcblk0p7 </text:p>
      <text:p text:style-name="P5">brw-rw---- system <text:s text:c="2"/>radio <text:s text:c="3"/>259, <text:s text:c="2"/>0 2013-12-03 11:42 mmcblk0p8 </text:p>
      <text:p text:style-name="P5">brw------- root <text:s text:c="4"/>root <text:s text:c="4"/>259, <text:s text:c="2"/>1 2013-12-03 11:42 mmcblk0p9 </text:p>
      <text:p text:style-name="P5">brw------- root <text:s text:c="4"/>root <text:s text:c="4"/>179, <text:s/>24 2013-12-03 11:42 mmcblk1 </text:p>
      <text:p text:style-name="P7">brw------- root <text:s text:c="4"/>root <text:s text:c="4"/>179, <text:s/>25 2013-12-03 11:42 mmcblk1p1 </text:p>
      <text:p text:style-name="P2"><text:span text:style-name="T7">brw------- root <text:s text:c="4"/>root <text:s text:c="4"/>179, <text:s/>26 2013-12-03 11:42 mmcblk1p2</text:span><text:span text:style-name="T6"> </text:span></text:p>
      <text:p text:style-name="P5">drwxr-xr-x root <text:s text:c="4"/>root <text:s text:c="13"/>2013-12-03 11:42 platform </text:p>
      <text:p text:style-name="P5">brw------- root <text:s text:c="4"/>root <text:s text:c="6"/>1, <text:s text:c="2"/>0 2013-12-03 11:42 ram0 </text:p>
      <text:p text:style-name="P5">brw------- root <text:s text:c="4"/>root <text:s text:c="6"/>1, <text:s text:c="2"/>1 2013-12-03 11:42 ram1 </text:p>
      <text:p text:style-name="P5">brw------- root <text:s text:c="4"/>root <text:s text:c="6"/>1, <text:s/>10 2013-12-03 11:42 ram10 </text:p>
      <text:p text:style-name="P5">brw------- root <text:s text:c="4"/>root <text:s text:c="6"/>1, <text:s/>11 2013-12-03 11:42 ram11 </text:p>
      <text:p text:style-name="P5">brw------- root <text:s text:c="4"/>root <text:s text:c="6"/>1, <text:s/>12 2013-12-03 11:42 ram12 </text:p>
      <text:p text:style-name="P5">brw------- root <text:s text:c="4"/>root <text:s text:c="6"/>1, <text:s/>13 2013-12-03 11:42 ram13 </text:p>
      <text:p text:style-name="P5">brw------- root <text:s text:c="4"/>root <text:s text:c="6"/>1, <text:s/>14 2013-12-03 11:42 ram14 </text:p>
      <text:p text:style-name="P5">brw------- root <text:s text:c="4"/>root <text:s text:c="6"/>1, <text:s/>15 2013-12-03 11:42 ram15 </text:p>
      <text:p text:style-name="P5">brw------- root <text:s text:c="4"/>root <text:s text:c="6"/>1, <text:s text:c="2"/>2 2013-12-03 11:42 ram2 </text:p>
      <text:p text:style-name="P5">brw------- root <text:s text:c="4"/>root <text:s text:c="6"/>1, <text:s text:c="2"/>3 2013-12-03 11:42 ram3 </text:p>
      <text:p text:style-name="P5">brw------- root <text:s text:c="4"/>root <text:s text:c="6"/>1, <text:s text:c="2"/>4 2013-12-03 11:42 ram4 </text:p>
      <text:p text:style-name="P5">brw------- root <text:s text:c="4"/>root <text:s text:c="6"/>1, <text:s text:c="2"/>5 2013-12-03 11:42 ram5 </text:p>
      <text:p text:style-name="P5">brw------- root <text:s text:c="4"/>root <text:s text:c="6"/>1, <text:s text:c="2"/>6 2013-12-03 11:42 ram6 </text:p>
      <text:p text:style-name="P5">brw------- root <text:s text:c="4"/>root <text:s text:c="6"/>1, <text:s text:c="2"/>7 2013-12-03 11:42 ram7 </text:p>
      <text:p text:style-name="P5">brw------- root <text:s text:c="4"/>root <text:s text:c="6"/>1, <text:s text:c="2"/>8 2013-12-03 11:42 ram8 </text:p>
      <text:p text:style-name="P5">brw------- root <text:s text:c="4"/>root <text:s text:c="6"/>1, <text:s text:c="2"/>9 2013-12-03 11:42 ram9 </text:p>
      <text:p text:style-name="P5">drwxr-xr-x root <text:s text:c="4"/>root <text:s text:c="13"/>2013-12-03 11:42 vold </text:p>
      <text:p text:style-name="P5"/>
      <text:p text:style-name="P6"><text:span text:style-name="T4">app_122@android:/proc # cat ./iomem <text:s text:c="11"/></text:span><text:span text:style-name="T8"><text:s text:c="32"/></text:span></text:p>
      <text:p text:style-name="P6"><text:span text:style-name="T8">03830000-038300ff : samsung-i2s.0</text:span></text:p>
      <text:p text:style-name="P6"><text:span text:style-name="T8"><text:s text:c="2"/>03830000-038300ff : samsung-i2s</text:span></text:p>
      <text:p text:style-name="P6"><text:span text:style-name="T8">10060000-10060fff : s3c2410-wdt</text:span></text:p>
      <text:p text:style-name="P6"><text:span text:style-name="T8">10070000-100700ff : s3c64xx-rtc</text:span></text:p>
      <text:p text:style-name="P6"><text:span text:style-name="T8"><text:s text:c="2"/>10070000-100700ff : s3c64xx-rtc</text:span></text:p>
      <text:p text:style-name="P6"><text:soft-page-break/><text:span text:style-name="T8">100b0000-100b0fff : s5p-tvout-cec</text:span></text:p>
      <text:p text:style-name="P6"><text:span text:style-name="T8">100c0000-100cfffe : s5p-tmu</text:span></text:p>
      <text:p text:style-name="P6"><text:span text:style-name="T8"><text:s text:c="2"/>100c0000-100cfffe : s5p-tmu</text:span></text:p>
      <text:p text:style-name="P6"><text:span text:style-name="T8">11800000-11800fff : s3c-fimc.0</text:span></text:p>
      <text:p text:style-name="P6"><text:span text:style-name="T8"><text:s text:c="2"/>11800000-11800fff : s3c-fimc</text:span></text:p>
      <text:p text:style-name="P6"><text:span text:style-name="T8">11810000-11810fff : s3c-fimc.1</text:span></text:p>
      <text:p text:style-name="P6"><text:span text:style-name="T8"><text:s text:c="2"/>11810000-11810fff : s3c-fimc</text:span></text:p>
      <text:p text:style-name="P6"><text:span text:style-name="T8">11820000-11820fff : s3c-fimc.2</text:span></text:p>
      <text:p text:style-name="P6"><text:span text:style-name="T8"><text:s text:c="2"/>11820000-11820fff : s3c-fimc</text:span></text:p>
      <text:p text:style-name="P6"><text:span text:style-name="T8">11830000-11830fff : s3c-fimc.3</text:span></text:p>
      <text:p text:style-name="P6"><text:span text:style-name="T8"><text:s text:c="2"/>11830000-11830fff : s3c-fimc</text:span></text:p>
      <text:p text:style-name="P6"><text:span text:style-name="T8">11840000-1184ffff : s5p-jpeg</text:span></text:p>
      <text:p text:style-name="P6"><text:span text:style-name="T8"><text:s text:c="2"/>11840000-1184ffff : s5p-jpeg</text:span></text:p>
      <text:p text:style-name="P6"><text:span text:style-name="T8">11880000-11883fff : s3c-csis.0</text:span></text:p>
      <text:p text:style-name="P6"><text:span text:style-name="T8"><text:s text:c="2"/>11880000-11883fff : s3c-csis</text:span></text:p>
      <text:p text:style-name="P6"><text:span text:style-name="T8">11890000-11893fff : s3c-csis.1</text:span></text:p>
      <text:p text:style-name="P6"><text:span text:style-name="T8"><text:s text:c="2"/>11890000-11893fff : s3c-csis</text:span></text:p>
      <text:p text:style-name="P6"><text:span text:style-name="T8">11a20000-11a20fff : s5p-sysmmu.1</text:span></text:p>
      <text:p text:style-name="P6"><text:span text:style-name="T8"><text:s text:c="2"/>11a20000-11a20fff : s5p-sysmmu.1</text:span></text:p>
      <text:p text:style-name="P6"><text:span text:style-name="T8">11a30000-11a30fff : s5p-sysmmu.2</text:span></text:p>
      <text:p text:style-name="P6"><text:span text:style-name="T8"><text:s text:c="2"/>11a30000-11a30fff : s5p-sysmmu.2</text:span></text:p>
      <text:p text:style-name="P6"><text:span text:style-name="T8">11a40000-11a40fff : s5p-sysmmu.3</text:span></text:p>
      <text:p text:style-name="P6"><text:span text:style-name="T8"><text:s text:c="2"/>11a40000-11a40fff : s5p-sysmmu.3</text:span></text:p>
      <text:p text:style-name="P6"><text:span text:style-name="T8">11a50000-11a50fff : s5p-sysmmu.4</text:span></text:p>
      <text:p text:style-name="P6"><text:span text:style-name="T8"><text:s text:c="2"/>11a50000-11a50fff : s5p-sysmmu.4</text:span></text:p>
      <text:p text:style-name="P6"><text:span text:style-name="T8">11c00000-11c07fff : s3cfb.0</text:span></text:p>
      <text:p text:style-name="P6"><text:span text:style-name="T8"><text:s text:c="2"/>11c00000-11c07fff : s3cfb</text:span></text:p>
      <text:p text:style-name="P6"><text:span text:style-name="T8">11c40000-11c47fff : ielcd</text:span></text:p>
      <text:p text:style-name="P6"><text:span text:style-name="T8">11ca0000-11ca0fff : mdnie</text:span></text:p>
      <text:p text:style-name="P6"><text:span text:style-name="T8">12480000-12480fff : s3c_otghcd</text:span></text:p>
      <text:p text:style-name="P6"><text:span text:style-name="T8"><text:s text:c="2"/>12480000-12480fff : s3c-usbgadget</text:span></text:p>
      <text:p text:style-name="P6"><text:span text:style-name="T8"><text:s text:c="4"/>12480000-12480fff : s3c-usbgadget</text:span></text:p>
      <text:p text:style-name="P6"><text:span text:style-name="T8">12530000-12530fff : s3c-sdhci.2</text:span></text:p>
      <text:p text:style-name="P6"><text:span text:style-name="T8"><text:s text:c="2"/>12530000-12530fff : mmc1</text:span></text:p>
      <text:p text:style-name="P6"><text:span text:style-name="T8">12540000-12540fff : s3c-sdhci.3</text:span></text:p>
      <text:p text:style-name="P6"><text:span text:style-name="T8"><text:s text:c="2"/>12540000-12540fff : mmc2</text:span></text:p>
      <text:p text:style-name="P6"><text:span text:style-name="T8">12550000-12550fff : dw_mmc</text:span></text:p>
      <text:p text:style-name="P6"><text:span text:style-name="T8"><text:s text:c="2"/>12550000-12550fff : mmc0</text:span></text:p>
      <text:p text:style-name="P6"><text:span text:style-name="T8">12580000-125800ff : s5p-ehci</text:span></text:p>
      <text:p text:style-name="P6"><text:span text:style-name="T8">12680000-12681000 : s3c-pl330.1</text:span></text:p>
      <text:p text:style-name="P6"><text:span text:style-name="T8"><text:s text:c="2"/>12680000-12681000 : s3c-pl330</text:span></text:p>
      <text:p text:style-name="P6"><text:span text:style-name="T8">12690000-12691000 : s3c-pl330.2</text:span></text:p>
      <text:p text:style-name="P6"><text:span text:style-name="T8"><text:s text:c="2"/>12690000-12691000 : s3c-pl330</text:span></text:p>
      <text:p text:style-name="P6"><text:span text:style-name="T8">12800000-12800fff : s5p-fimg2d</text:span></text:p>
      <text:p text:style-name="P6"><text:span text:style-name="T8"><text:s text:c="2"/>12800000-12800fff : s5p-fimg2d</text:span></text:p>
      <text:p text:style-name="P6"><text:span text:style-name="T8">12850000-12851000 : s3c-pl330.0</text:span></text:p>
      <text:p text:style-name="P6"><text:span text:style-name="T8"><text:s text:c="2"/>12850000-12851000 : s3c-pl330</text:span></text:p>
      <text:p text:style-name="P6"><text:span text:style-name="T8">12a20000-12a20fff : s5p-sysmmu.9</text:span></text:p>
      <text:p text:style-name="P6"><text:span text:style-name="T8"><text:s text:c="2"/>12a20000-12a20fff : s5p-sysmmu.9</text:span></text:p>
      <text:p text:style-name="P6"><text:span text:style-name="T8">12c00000-12c0ffff : s5p-vp</text:span></text:p>
      <text:p text:style-name="P6"><text:span text:style-name="T8"><text:s text:c="2"/>12c00000-12c0ffff : s5p-vp</text:span></text:p>
      <text:p text:style-name="P6"><text:span text:style-name="T8">12c10000-12c1ffff : s5p-mixer</text:span></text:p>
      <text:p text:style-name="P6"><text:span text:style-name="T8"><text:s text:c="2"/>12c10000-12c1ffff : s5p-mixer</text:span></text:p>
      <text:p text:style-name="P6"><text:span text:style-name="T8">12c20000-12c2ffff : s5p-sdo</text:span></text:p>
      <text:p text:style-name="P6"><text:span text:style-name="T8">12d00000-12dfffff : s5p-hdmi</text:span></text:p>
      <text:p text:style-name="P6"><text:span text:style-name="T8"><text:s text:c="2"/>12d00000-12dfffff : s5p-hdmi</text:span></text:p>
      <text:p text:style-name="P6"><text:span text:style-name="T8">12e20000-12e20fff : s5p-sysmmu.12</text:span></text:p>
      <text:p text:style-name="P6"><text:span text:style-name="T8"><text:s text:c="2"/>12e20000-12e20fff : s5p-sysmmu.12</text:span></text:p>
      <text:p text:style-name="P6"><text:span text:style-name="T8">13000000-13000097 : Mali-400 GP</text:span></text:p>
      <text:p text:style-name="P6"><text:span text:style-name="T8">13001000-1300102f : Mali-400 L2 cache</text:span></text:p>
      <text:p text:style-name="P6"><text:span text:style-name="T8">13003000-13003023 : Mali-400 MMU for GP</text:span></text:p>
      <text:p text:style-name="P6"><text:span text:style-name="T8">13004000-13004023 : Mali-400 MMU for PP 0</text:span></text:p>
      <text:p text:style-name="P6"><text:span text:style-name="T8">13005000-13005023 : Mali-400 MMU for PP 1</text:span></text:p>
      <text:p text:style-name="P6"><text:span text:style-name="T8">13006000-13006023 : Mali-400 MMU for PP 2</text:span></text:p>
      <text:p text:style-name="P6"><text:span text:style-name="T8">13007000-13007023 : Mali-400 MMU for PP 3</text:span></text:p>
      <text:p text:style-name="P6"><text:span text:style-name="T8">13008000-130090ef : Mali-400 PP 0</text:span></text:p>
      <text:p text:style-name="P6"><text:span text:style-name="T8">1300a000-1300b0ef : Mali-400 PP 1</text:span></text:p>
      <text:p text:style-name="P6"><text:span text:style-name="T8">1300c000-1300d0ef : Mali-400 PP 2</text:span></text:p>
      <text:p text:style-name="P6"><text:span text:style-name="T8">1300e000-1300f0ef : Mali-400 PP 3</text:span></text:p>
      <text:p text:style-name="P6"><text:span text:style-name="T8">13400000-1340ffff : s3c-mfc</text:span></text:p>
      <text:p text:style-name="P6"><text:span text:style-name="T8"><text:s text:c="2"/>13400000-1340ffff : s3c-mfc</text:span></text:p>
      <text:p text:style-name="P6"><text:span text:style-name="T8">13620000-13620fff : s5p-sysmmu.13</text:span></text:p>
      <text:p text:style-name="P6"><text:span text:style-name="T8"><text:s text:c="2"/>13620000-13620fff : s5p-sysmmu.13</text:span></text:p>
      <text:p text:style-name="P6"><text:span text:style-name="T8">13630000-13630fff : s5p-sysmmu.14</text:span></text:p>
      <text:p text:style-name="P6"><text:span text:style-name="T8"><text:s text:c="2"/>13630000-13630fff : s5p-sysmmu.14</text:span></text:p>
      <text:p text:style-name="P6"><text:span text:style-name="T8">13800000-138000ff : s5pv210-uart.0</text:span></text:p>
      <text:p text:style-name="P6"><text:span text:style-name="T8"><text:s text:c="2"/>13800000-138000ff : s5pv210-uart</text:span></text:p>
      <text:p text:style-name="P6"><text:span text:style-name="T8">13810000-138100ff : s5pv210-uart.1</text:span></text:p>
      <text:p text:style-name="P6"><text:span text:style-name="T8"><text:s text:c="2"/>13810000-138100ff : s5pv210-uart</text:span></text:p>
      <text:p text:style-name="P6"><text:span text:style-name="T8">13820000-138200ff : s5pv210-uart.2</text:span></text:p>
      <text:p text:style-name="P6"><text:span text:style-name="T8"><text:s text:c="2"/>13820000-138200ff : s5pv210-uart</text:span></text:p>
      <text:p text:style-name="P6"><text:span text:style-name="T8">13830000-138300ff : s5pv210-uart.3</text:span></text:p>
      <text:p text:style-name="P6"><text:span text:style-name="T8"><text:s text:c="2"/>13830000-138300ff : s5pv210-uart</text:span></text:p>
      <text:p text:style-name="P6"><text:span text:style-name="T8">13860000-13860fff : s3c2440-i2c.0</text:span></text:p>
      <text:p text:style-name="P6"><text:span text:style-name="T8"><text:s text:c="2"/>13860000-13860fff : s3c2440-i2c</text:span></text:p>
      <text:p text:style-name="P6"><text:soft-page-break/><text:span text:style-name="T8">13870000-13870fff : s3c2440-i2c.1</text:span></text:p>
      <text:p text:style-name="P6"><text:span text:style-name="T8"><text:s text:c="2"/>13870000-13870fff : s3c2440-i2c</text:span></text:p>
      <text:p text:style-name="P6"><text:span text:style-name="T8">13890000-13890fff : s3c2440-i2c.3</text:span></text:p>
      <text:p text:style-name="P6"><text:span text:style-name="T8"><text:s text:c="2"/>13890000-13890fff : s3c2440-i2c</text:span></text:p>
      <text:p text:style-name="P6"><text:span text:style-name="T8">138b0000-138b0fff : s3c2440-i2c.5</text:span></text:p>
      <text:p text:style-name="P6"><text:span text:style-name="T8"><text:s text:c="2"/>138b0000-138b0fff : s3c2440-i2c</text:span></text:p>
      <text:p text:style-name="P6"><text:span text:style-name="T8">138c0000-138c0fff : s3c2440-i2c.6</text:span></text:p>
      <text:p text:style-name="P6"><text:span text:style-name="T8"><text:s text:c="2"/>138c0000-138c0fff : s3c2440-i2c</text:span></text:p>
      <text:p text:style-name="P6"><text:span text:style-name="T8">138d0000-138d0fff : s3c2440-i2c.7</text:span></text:p>
      <text:p text:style-name="P6"><text:span text:style-name="T8"><text:s text:c="2"/>138d0000-138d0fff : s3c2440-i2c</text:span></text:p>
      <text:p text:style-name="P6"><text:span text:style-name="T8">138e0000-138e03ff : s5p-i2c-hdmi-phy</text:span></text:p>
      <text:p text:style-name="P6"><text:span text:style-name="T8"><text:s text:c="2"/>138e0000-138e03ff : s5p-i2c-hdmi-phy</text:span></text:p>
      <text:p text:style-name="P6"><text:span text:style-name="T8">13910000-13911fff : s5pv210-adc</text:span></text:p>
      <text:p text:style-name="P8"><text:span text:style-name="T8">40000000-7fffffff : System RAM</text:span></text:p>
      <text:p text:style-name="P6"><text:span text:style-name="T8"><text:s text:c="2"/>4022d000-408e4fff : Kernel text</text:span></text:p>
      <text:p text:style-name="P6"><text:span text:style-name="T8"><text:s text:c="2"/>408e6000-40cf870f : Kernel data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3T11:21:56</meta:creation-date>
    <dc:date>2013-12-03T17:32:17</dc:date>
    <meta:editing-duration>PT23M38S</meta:editing-duration>
    <meta:editing-cycles>6</meta:editing-cycles>
    <meta:generator>LibreOffice/3.6$Linux_x86 LibreOffice_project/360m1$Build-2</meta:generator>
    <meta:document-statistic meta:table-count="0" meta:image-count="0" meta:object-count="0" meta:page-count="3" meta:paragraph-count="174" meta:word-count="837" meta:character-count="8321" meta:non-whitespace-character-count="6766"/>
  </office:meta>
</office:document-meta>
</file>